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normal" officeooo:rsid="001e74aa" officeooo:paragraph-rsid="0004941a" style:font-weight-asian="normal" style:font-weight-complex="normal"/>
    </style:style>
    <style:style style:name="P3" style:family="paragraph" style:parent-style-name="Standard">
      <style:text-properties style:font-name="Verdana" fo:font-weight="normal" officeooo:rsid="0004b9c5" officeooo:paragraph-rsid="0004b9c5" style:font-weight-asian="normal" style:font-weight-complex="normal"/>
    </style:style>
    <style:style style:name="P4" style:family="paragraph" style:parent-style-name="Standard">
      <style:text-properties style:font-name="Verdana" fo:font-weight="normal" officeooo:rsid="00087997" officeooo:paragraph-rsid="00087997" style:font-weight-asian="normal" style:font-weight-complex="normal"/>
    </style:style>
    <style:style style:name="P5" style:family="paragraph" style:parent-style-name="Standard">
      <style:text-properties style:font-name="Verdana" fo:font-weight="normal" officeooo:rsid="000a1b11" officeooo:paragraph-rsid="000a1b11" style:font-weight-asian="normal" style:font-weight-complex="normal"/>
    </style:style>
    <style:style style:name="P6" style:family="paragraph" style:parent-style-name="Standard">
      <style:text-properties style:font-name="Verdana" fo:font-weight="normal" officeooo:rsid="000a5299" officeooo:paragraph-rsid="000a5299" style:font-weight-asian="normal" style:font-weight-complex="normal"/>
    </style:style>
    <style:style style:name="P7" style:family="paragraph" style:parent-style-name="Standard">
      <style:text-properties style:font-name="Verdana" fo:font-weight="normal" officeooo:rsid="0011a3fa" officeooo:paragraph-rsid="0011a3fa" style:font-weight-asian="normal" style:font-weight-complex="normal"/>
    </style:style>
    <style:style style:name="P8" style:family="paragraph" style:parent-style-name="Standard">
      <style:text-properties style:font-name="Verdana" fo:font-weight="bold" officeooo:rsid="0004941a" officeooo:paragraph-rsid="0004941a" style:font-weight-asian="bold" style:font-weight-complex="bold"/>
    </style:style>
    <style:style style:name="P9" style:family="paragraph" style:parent-style-name="Standard">
      <style:text-properties style:font-name="Verdana" fo:font-weight="bold" officeooo:rsid="00087997" officeooo:paragraph-rsid="00087997" style:font-weight-asian="bold" style:font-weight-complex="bold"/>
    </style:style>
    <style:style style:name="P10" style:family="paragraph" style:parent-style-name="Standard">
      <style:text-properties style:font-name="Verdana" fo:font-weight="bold" officeooo:rsid="000a1b11" officeooo:paragraph-rsid="000a1b11" style:font-weight-asian="bold" style:font-weight-complex="bold"/>
    </style:style>
    <style:style style:name="P11" style:family="paragraph" style:parent-style-name="Standard">
      <style:text-properties style:font-name="Verdana" fo:font-weight="bold" officeooo:rsid="000fcf7a" officeooo:paragraph-rsid="000fcf7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" officeooo:rsid="001208f0" officeooo:paragraph-rsid="001208f0"/>
    </style:style>
    <style:style style:name="P13" style:family="paragraph" style:parent-style-name="Standard">
      <style:paragraph-properties fo:text-align="start" style:justify-single-word="false"/>
      <style:text-properties style:font-name="Verdana" officeooo:paragraph-rsid="001208f0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Verdana" fo:font-weight="normal" officeooo:rsid="0004b9c5" officeooo:paragraph-rsid="0004b9c5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Verdana" fo:font-weight="normal" officeooo:rsid="0011a3fa" officeooo:paragraph-rsid="0011a3fa" style:font-weight-asian="normal" style:font-weight-complex="normal"/>
    </style:style>
    <style:style style:name="P16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Verdana" officeooo:rsid="001208f0" officeooo:paragraph-rsid="001208f0"/>
    </style:style>
    <style:style style:name="P17" style:family="paragraph" style:parent-style-name="Standard" style:list-style-name="L1">
      <style:text-properties style:font-name="Verdana" fo:font-weight="normal" officeooo:rsid="0004b9c5" officeooo:paragraph-rsid="0004b9c5" style:font-weight-asian="normal" style:font-weight-complex="normal"/>
    </style:style>
    <style:style style:name="P18" style:family="paragraph" style:parent-style-name="Standard" style:list-style-name="L2">
      <style:text-properties style:font-name="Verdana" fo:font-weight="normal" officeooo:rsid="0004b9c5" officeooo:paragraph-rsid="0004b9c5" style:font-weight-asian="normal" style:font-weight-complex="normal"/>
    </style:style>
    <style:style style:name="P19" style:family="paragraph" style:parent-style-name="Standard">
      <style:text-properties style:font-name="Verdana" fo:font-weight="normal" officeooo:rsid="00087997" officeooo:paragraph-rsid="00087997" style:font-weight-asian="normal" style:font-weight-complex="normal"/>
    </style:style>
    <style:style style:name="P20" style:family="paragraph" style:parent-style-name="Standard" style:list-style-name="L3">
      <style:text-properties style:font-name="Verdana" fo:font-weight="normal" officeooo:rsid="00087997" officeooo:paragraph-rsid="00087997" style:font-weight-asian="normal" style:font-weight-complex="normal"/>
    </style:style>
    <style:style style:name="P21" style:family="paragraph" style:parent-style-name="Standard" style:list-style-name="L4">
      <style:text-properties style:font-name="Verdana" fo:font-weight="normal" officeooo:rsid="000a1b11" officeooo:paragraph-rsid="000a1b11" style:font-weight-asian="normal" style:font-weight-complex="normal"/>
    </style:style>
    <style:style style:name="P22" style:family="paragraph" style:parent-style-name="Standard" style:list-style-name="L4">
      <style:text-properties style:font-name="Verdana" fo:font-weight="normal" officeooo:rsid="0011a3fa" officeooo:paragraph-rsid="000a1b11" style:font-weight-asian="normal" style:font-weight-complex="normal"/>
    </style:style>
    <style:style style:name="P23" style:family="paragraph" style:parent-style-name="Standard" style:list-style-name="L4">
      <style:text-properties style:font-name="Verdana" fo:font-weight="normal" officeooo:rsid="000dc36c" officeooo:paragraph-rsid="000dc36c" style:font-weight-asian="normal" style:font-weight-complex="normal"/>
    </style:style>
    <style:style style:name="P24" style:family="paragraph" style:parent-style-name="Standard" style:list-style-name="L5">
      <style:text-properties style:font-name="Verdana" fo:font-weight="normal" officeooo:rsid="000a5299" officeooo:paragraph-rsid="000a5299" style:font-weight-asian="normal" style:font-weight-complex="normal"/>
    </style:style>
    <style:style style:name="P25" style:family="paragraph" style:parent-style-name="Standard" style:list-style-name="L5">
      <style:text-properties style:font-name="Verdana" fo:font-weight="normal" officeooo:rsid="000e4586" officeooo:paragraph-rsid="000e4586" style:font-weight-asian="normal" style:font-weight-complex="normal"/>
    </style:style>
    <style:style style:name="P26" style:family="paragraph" style:parent-style-name="Standard" style:list-style-name="L6">
      <style:text-properties style:font-name="Verdana" fo:font-weight="normal" officeooo:rsid="000fcf7a" officeooo:paragraph-rsid="000fcf7a" style:font-weight-asian="normal" style:font-weight-complex="normal"/>
    </style:style>
    <style:style style:name="P27" style:family="paragraph" style:parent-style-name="Standard">
      <style:text-properties style:font-name="Verdana" officeooo:paragraph-rsid="0008799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T3" style:family="text">
      <style:text-properties officeooo:rsid="000dc36c"/>
    </style:style>
    <style:style style:name="T4" style:family="text">
      <style:text-properties officeooo:rsid="0011a3fa"/>
    </style:style>
    <style:style style:name="T5" style:family="text">
      <style:text-properties officeooo:rsid="001208f0"/>
    </style:style>
    <style:style style:name="T6" style:family="text">
      <style:text-properties fo:font-weight="bold" officeooo:rsid="0008799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6">Relational Schema :</text:span></text:p>
      <text:p text:style-name="P1"/>
      <text:p text:style-name="P2">User(<text:span text:style-name="T1">username</text:span>, password, isDonor, bloodGroup, name, mobile, email, country)</text:p>
      <text:p text:style-name="P2">'A' Donor(<text:span text:style-name="T1">username</text:span>, blood-pos or neg, name, mobile, email, country)</text:p>
      <text:p text:style-name="P2">'A' Acceptor(<text:span text:style-name="T1">username</text:span>, blood-pos or neg, name, mobile, email, country)</text:p>
      <text:p text:style-name="P2">'B' Donor(<text:span text:style-name="T1">username</text:span>, blood-pos or neg, name, mobile, email, country)</text:p>
      <text:p text:style-name="P2">'B' Acceptor(<text:span text:style-name="T1">username</text:span>, blood-pos or neg, name, mobile, email, country)</text:p>
      <text:p text:style-name="P2">'AB' Donor(<text:span text:style-name="T1">username</text:span>, blood-pos or neg, name, mobile, email, country)</text:p>
      <text:p text:style-name="P2">'AB' Acceptor(<text:span text:style-name="T1">username</text:span>, blood-pos or neg, name, mobile, email, country)</text:p>
      <text:p text:style-name="P2">'O' Donor(<text:span text:style-name="T1">username</text:span>, blood-pos or neg, name, mobile, email, country)</text:p>
      <text:p text:style-name="P2">'O' Acceptor(<text:span text:style-name="T1">username</text:span>, blood-pos or neg, name, mobile, email, country)</text:p>
      <text:p text:style-name="P2"/>
      <text:p text:style-name="P7">Super Keys → username</text:p>
      <text:p text:style-name="P7"><text:s/><text:tab/><text:tab/> <text:s text:c="3"/>mobile number</text:p>
      <text:p text:style-name="P7"><text:s text:c="21"/>email</text:p>
      <text:p text:style-name="P7"/>
      <text:p text:style-name="P7">Candidate keys → username</text:p>
      <text:p text:style-name="P7"><text:s text:c="26"/>mobile number</text:p>
      <text:p text:style-name="P7"><text:s text:c="26"/>email</text:p>
      <text:p text:style-name="P7"/>
      <text:p text:style-name="P7">Primary key → username</text:p>
      <text:p text:style-name="P2"/>
      <text:p text:style-name="P8">Functional Dependencies :</text:p>
      <text:p text:style-name="P8"/>
      <text:p text:style-name="P3">Let </text:p>
      <text:list xml:id="list7495427793210184650" text:style-name="L1">
        <text:list-item>
          <text:p text:style-name="P17">A = username</text:p>
        </text:list-item>
        <text:list-item>
          <text:p text:style-name="P17">B = Password</text:p>
        </text:list-item>
        <text:list-item>
          <text:p text:style-name="P17">C = Mobile Number</text:p>
        </text:list-item>
        <text:list-item>
          <text:p text:style-name="P17">D = email</text:p>
        </text:list-item>
        <text:list-item>
          <text:p text:style-name="P17">E = name</text:p>
        </text:list-item>
        <text:list-item>
          <text:p text:style-name="P17">F = country</text:p>
        </text:list-item>
        <text:list-item>
          <text:p text:style-name="P17">G = isDonor</text:p>
        </text:list-item>
        <text:list-item>
          <text:p text:style-name="P17">H = bloodGroup</text:p>
        </text:list-item>
        <text:list-item>
          <text:p text:style-name="P17">I = blood-positive or negative</text:p>
        </text:list-item>
      </text:list>
      <text:list xml:id="list5885761527930646706" text:style-name="L2">
        <text:list-header>
          <text:p text:style-name="P18"/>
        </text:list-header>
      </text:list>
      <text:p text:style-name="P15">F = {</text:p>
      <text:p text:style-name="P15"><text:tab/>A → B</text:p>
      <text:p text:style-name="P15"><text:tab/>A → C</text:p>
      <text:p text:style-name="P15"><text:tab/>A → D</text:p>
      <text:p text:style-name="P15"><text:tab/>A → E</text:p>
      <text:p text:style-name="P15"><text:tab/>A → F</text:p>
      <text:p text:style-name="P15"><text:tab/>A → G</text:p>
      <text:p text:style-name="P15"><text:tab/>A → H</text:p>
      <text:p text:style-name="P15"><text:tab/>A → I</text:p>
      <text:p text:style-name="P15"><text:tab/>C → A</text:p>
      <text:p text:style-name="P15"><text:tab/>D → A</text:p>
      <text:p text:style-name="P15"><text:s text:c="7"/>}</text:p>
      <text:p text:style-name="P14"/>
      <text:p text:style-name="P4">Note : No two users can have same mobile number or same email ID.</text:p>
      <text:p text:style-name="P4"><text:soft-page-break/></text:p>
      <text:p text:style-name="P9">Is it in 1<text:span text:style-name="T2">st</text:span> Normal form?</text:p>
      <text:p text:style-name="P4"/>
      <text:list xml:id="list6569226851758189027" text:style-name="L3">
        <text:list-item>
          <text:p text:style-name="P20">No user can have multiple passwords or names or mobile numbers or email IDs or Blood groups or countries<text:span text:style-name="T4">(Even if they have, separate rows can be maintained)</text:span></text:p>
        </text:list-item>
        <text:list-item>
          <text:p text:style-name="P20">A user can be a donor or a recipient but not both.</text:p>
        </text:list-item>
        <text:list-item>
          <text:p text:style-name="P20">A user can have either positive blood group or negative blood group.</text:p>
        </text:list-item>
        <text:list-item>
          <text:p text:style-name="P20">It is in 1<text:span text:style-name="T2">st</text:span> normal form.</text:p>
        </text:list-item>
      </text:list>
      <text:p text:style-name="P4"/>
      <text:p text:style-name="P9">Is it in 2<text:span text:style-name="T2">nd</text:span> normal form?</text:p>
      <text:p text:style-name="P9"/>
      <text:list xml:id="list8684711028370815587" text:style-name="L4">
        <text:list-item>
          <text:p text:style-name="P21">Find the non-prime attributes(that are not in a key). If the closure of a “<text:span text:style-name="T3">proper </text:span>subset<text:span text:style-name="T3">(not equal but can be some part of parent set)</text:span>” of a key contains non-prime attribute then it violates 2<text:span text:style-name="T2">nd</text:span> normal form.</text:p>
        </text:list-item>
        <text:list-item>
          <text:p text:style-name="P22">Super keys are A, C, &amp; D.</text:p>
        </text:list-item>
        <text:list-item>
          <text:p text:style-name="P23">Proper subset of each of the keys in null set.</text:p>
        </text:list-item>
        <text:list-item>
          <text:p text:style-name="P23">We can't get non-prime attributes at RHS because we can't find closure for a null set.</text:p>
        </text:list-item>
        <text:list-item>
          <text:p text:style-name="P21">It is in 2<text:span text:style-name="T2">nd</text:span> normal form.</text:p>
        </text:list-item>
      </text:list>
      <text:p text:style-name="P5"/>
      <text:p text:style-name="P10">Is it in 3<text:span text:style-name="T2">rd</text:span> normal form?</text:p>
      <text:p text:style-name="P10"/>
      <text:list xml:id="list3024854996585690328" text:style-name="L5">
        <text:list-item>
          <text:p text:style-name="P24">If the RHS of a functional dependency has a non-prime attribute the LHS of the functional dependency should be a super key.</text:p>
        </text:list-item>
        <text:list-item>
          <text:p text:style-name="P25">We have A, C, D as keys.</text:p>
        </text:list-item>
        <text:list-item>
          <text:p text:style-name="P25">For every functional dependency, if there is a non-prime attribute in RHS then we have super key in LHS.</text:p>
        </text:list-item>
        <text:list-item>
          <text:p text:style-name="P24">It is in 3<text:span text:style-name="T2">rd</text:span> normal form.</text:p>
        </text:list-item>
      </text:list>
      <text:p text:style-name="P6"/>
      <text:p text:style-name="P11">Is it in Boyce-Codd Normal form?</text:p>
      <text:p text:style-name="P11"/>
      <text:list xml:id="list7242981330311160475" text:style-name="L6">
        <text:list-item>
          <text:p text:style-name="P26">For each functional dependency LHS is a super key</text:p>
        </text:list-item>
        <text:list-item>
          <text:p text:style-name="P26">It is in BCNF normal form.</text:p>
        </text:list-item>
      </text:list>
      <text:p text:style-name="P6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03:19:50.712475183</meta:creation-date>
    <meta:generator>LibreOffice/4.2.8.2$Linux_x86 LibreOffice_project/420m0$Build-2</meta:generator>
    <dc:date>2017-04-01T19:11:05.221583873</dc:date>
    <meta:editing-duration>PT2H27M8S</meta:editing-duration>
    <meta:editing-cycles>12</meta:editing-cycles>
    <meta:document-statistic meta:table-count="0" meta:image-count="0" meta:object-count="0" meta:page-count="2" meta:paragraph-count="60" meta:word-count="433" meta:character-count="2298" meta:non-whitespace-character-count="1851"/>
  </office:meta>
</office:document-meta>
</file>